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1146in" fo:margin-left="0in" fo:margin-top="0in" fo:margin-bottom="0in" table:align="left"/>
    </style:style>
    <style:style style:name="Table1.A" style:family="table-column">
      <style:table-column-properties style:column-width="1.9688in"/>
    </style:style>
    <style:style style:name="Table1.B" style:family="table-column">
      <style:table-column-properties style:column-width="2.0104in"/>
    </style:style>
    <style:style style:name="Table1.C" style:family="table-column">
      <style:table-column-properties style:column-width="2.1354in"/>
    </style:style>
    <style:style style:name="Table1.1" style:family="table-row">
      <style:table-row-properties style:min-row-height="0.6146in" fo:keep-together="auto"/>
    </style:style>
    <style:style style:name="Table1.A1" style:family="table-cell">
      <style:table-cell-properties style:vertical-align="" fo:padding="0.0694in" fo:border="1pt solid #ffffff"/>
    </style:style>
    <style:style style:name="P1" style:family="paragraph" style:parent-style-name="Standard">
      <style:paragraph-properties fo:padding="0in" fo:border="none"/>
    </style:style>
    <style:style style:name="P2" style:family="paragraph" style:parent-style-name="Standard">
      <style:paragraph-properties fo:text-align="center" style:justify-single-word="false" fo:padding="0in" fo:border="none"/>
    </style:style>
    <style:style style:name="P3" style:family="paragraph" style:parent-style-name="Standard">
      <style:paragraph-properties fo:padding="0in" fo:border="none"/>
      <style:text-properties fo:font-size="18pt" fo:font-weight="bold" style:font-size-asian="18pt" style:font-weight-asian="bold" style:font-size-complex="18pt"/>
    </style:style>
    <style:style style:name="P4" style:family="paragraph" style:parent-style-name="Standard">
      <style:paragraph-properties fo:line-height="100%" fo:padding="0in" fo:border="none"/>
    </style:style>
    <style:style style:name="P5" style:family="paragraph" style:parent-style-name="Standard" style:list-style-name="WWNum1">
      <style:paragraph-properties fo:margin-left="1in" fo:margin-right="0in" fo:text-indent="-0.25in" style:auto-text-indent="false" fo:padding="0in" fo:border="none"/>
    </style:style>
    <style:style style:name="P6" style:family="paragraph" style:parent-style-name="Standard" style:list-style-name="WWNum3">
      <style:paragraph-properties fo:margin-left="1in" fo:margin-right="0in" fo:text-indent="-0.25in" style:auto-text-indent="false" fo:padding="0in" fo:border="none"/>
    </style:style>
    <style:style style:name="P7" style:family="paragraph" style:parent-style-name="Standard" style:list-style-name="WWNum2">
      <style:paragraph-properties fo:margin-left="1in" fo:margin-right="0in" fo:text-indent="-0.25in" style:auto-text-indent="false" fo:padding="0in" fo:border="none"/>
    </style:style>
    <style:style style:name="P8" style:family="paragraph" style:parent-style-name="Standard" style:master-page-name="Standard">
      <style:paragraph-properties fo:text-align="center" style:justify-single-word="false" style:page-number="1" fo:padding="0in" fo:border="none"/>
    </style:style>
    <style:style style:name="T1" style:family="text">
      <style:text-properties fo:font-size="24pt" fo:font-weight="bold" style:font-size-asian="24pt" style:font-weight-asian="bold" style:font-size-complex="24pt"/>
    </style:style>
    <style:style style:name="T2" style:family="text">
      <style:text-properties fo:font-style="italic" fo:font-weight="bold" style:font-style-asian="italic" style:font-weight-asian="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style="italic" fo:font-weight="bold" style:font-size-asian="12pt" style:font-style-asian="italic" style:font-weight-asian="bold" style:font-size-complex="12pt"/>
    </style:style>
    <style:style style:name="T7" style:family="text">
      <style:text-properties fo:font-size="18pt" fo:font-weight="bold" style:font-size-asian="18pt" style:font-weight-asian="bold" style:font-size-complex="18pt"/>
    </style:style>
    <style:style style:name="T8" style:family="text">
      <style:text-properties fo:color="#a61c00"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WEB205 Resume Strategies</text:span></text:p>
      <text:p text:style-name="P2"><text:span text:style-name="T2">Sara &amp; Bill Newman, Updated 6/26/2019, https://tinyurl.com/resume-strategies</text:span></text:p>
      <text:p text:style-name="P1"><text:span text:style-name="T3">The following are things to keep in mind while building (and rebuilding) your resume. <text:s/>These are more strategic items, describing </text:span><text:span text:style-name="T4">how </text:span><text:span text:style-name="T3">to work on your resume items and </text:span><text:span text:style-name="T4">what </text:span><text:span text:style-name="T3">to include (and disclude).</text:span></text:p>
      <text:p text:style-name="P2"><text:span text:style-name="T7">General Strategies</text:span></text:p>
      <text:p text:style-name="P1"><text:span text:style-name="T4">Future Focused:</text:span><text:span text:style-name="T3"> Remember your resume is a document detailing </text:span><text:span text:style-name="T4">what you can do for a company</text:span><text:span text:style-name="T3">, not what you were required to do for a previous employer. <text:s/>Create an employment history document to store all the grisly details of your previous jobs. <text:s/></text:span><text:span text:style-name="T4">Your resume is not your employment history!</text:span></text:p>
      <text:p text:style-name="P1"><text:span text:style-name="T4">Highlights, no lowlights: </text:span><text:span text:style-name="T3">All items on your resume should further explain why you are hirable and what you can bring to a new company. <text:s/>If the items on your resume don’t help explain that, remove them!</text:span></text:p>
      <text:p text:style-name="P1"><text:span text:style-name="T4">Demonstrate, don’t Declare:</text:span><text:span text:style-name="T3"> When you build your resume, be sure to demonstrate what you’ve done, rather than declare. <text:s/>Don’t say “</text:span><text:span text:style-name="T5">I’m a team player</text:span><text:span text:style-name="T3">” instead indicate “</text:span><text:span text:style-name="T5">I’ve worked in teams of 4-5 employees on high visibility projects</text:span><text:span text:style-name="T3">”.</text:span></text:p>
      <text:p text:style-name="P1"><text:span text:style-name="T4">Accomplishment Focus:</text:span><text:span text:style-name="T3"> Your resume should be loaded with accomplishments, not burdens or obligations. <text:s/>Never describe a previous employment (or employer) in a negative way. <text:s/></text:span></text:p>
      <text:p text:style-name="P1"><text:span text:style-name="T4">Concision: </text:span><text:span text:style-name="T3">Get to the point.</text:span></text:p>
      <text:p text:style-name="P1"><text:span text:style-name="T4">Lead with web work, vs. lead with education:</text:span><text:span text:style-name="T3"> The top of the resume is the most important part because that is all that may be read. <text:s/>How we lead (start) the top of our resume includes a couple of different strategies for most web students. <text:s/>Here are the most common strategies:</text:span></text:p>
      <text:p text:style-name="P1"><text:span text:style-name="T4">Lead with web work:</text:span><text:span text:style-name="T3"> <text:s/>As of the Summer of 2019, the market is so hot in Seattle that If your last job was not web oriented, you may want to lead with your client work as done during school. <text:s text:c="2"/>Your client work should identify what technologies, tools &amp; strategies used, and the success the client had because of your efforts.</text:span></text:p>
      <text:p text:style-name="P1"><text:span text:style-name="T4">Lead with education:</text:span><text:span text:style-name="T3"> If your last job was not web oriented, you may want to lead with education. <text:s/>This means your </text:span><text:span text:style-name="T4">education </text:span><text:span text:style-name="T3">should be toward the top of your resume and your </text:span><text:span text:style-name="T4">summary </text:span><text:span text:style-name="T3">should describe you’re currently “retooling for the web” etc.</text:span></text:p>
      <text:p text:style-name="P2"><text:span text:style-name="T7">Objective/Summary</text:span></text:p>
      <text:p text:style-name="P1"><text:span text:style-name="T4">Let the cream rise to the top:</text:span><text:span text:style-name="T3"> The top of your resume is the most important and most likely to be read - be sure it's the most relevant! <text:s/>The top of the resume is the vastly underrated objective/summary section. <text:s/>In times gone by all this section did was identify the position to which you were applying in case your resume escaped the stack. <text:s/>Now we recommend identifying the position, but adding some value to this important spot on your resume!</text:span></text:p>
      <text:p text:style-name="P3"/>
      <text:p text:style-name="P1"><text:span text:style-name="T4">Summary as Elevator Speech/Pitch</text:span><text:span text:style-name="T3">: Use your objective/summary section to highlight the most important things you bring to the table for the employer. <text:s/>A dense resume is hard to untangle, so use this area to identify your strongest points!</text:span></text:p>
      <text:p text:style-name="P1"><text:span text:style-name="T4">Summary Ties It All Together</text:span><text:span text:style-name="T3">: Is it hard for people to identify what ties your job choices together? <text:s/>Are there gaps you wish you could explain? <text:s/>This section at the top of the resume provides a place to speak to these situation.</text:span></text:p>
      <text:p text:style-name="P1"><text:span text:style-name="T4">Summary as Mini Cover Letter</text:span><text:span text:style-name="T3"> - Your cover letter can give an idea of what motivates you and what makes you unique. <text:s/>If the cover letter is ever separated from the resume, the objective/summary does the job as a mini-cover letter!</text:span></text:p>
      <text:p text:style-name="P1"><text:span text:style-name="T4">Make it Clear you can Make it Clear:</text:span><text:span text:style-name="T3"> When we are building our resume we need to make it clear what we offer. <text:s/>We know that prospective employers will only scan a resume so we need to come up with the goods at the top of the resume - if we don't the employer may look no further. <text:s/>Your boss may wish to hire employees who can get to the point in crucial moments. <text:s/>This is one!</text:span></text:p>
      <text:p text:style-name="P1"><text:span text:style-name="T4">Rawking Objective/Summary Examples:</text:span><text:span text:style-name="T3"> While going through the resumes many we found did not make good use of this concept. <text:s/>Many have great raw materials buried far down a long resume. <text:s/>To make it easier to capture the spirit of a 'rawking' objective/summary area (top) of a resume here are three completely fictional examples to demonstrate:</text:span></text:p>
      <text:p text:style-name="P2"><text:span text:style-name="T6">little web experience - career transition to the web</text:span></text:p>
      <text:p text:style-name="P1"><text:span text:style-name="T5">objective - Jr. Web Developer at XYZ corporation. Career transition to web developer, current Seattle Central Web Design Program student with anticipated January 2013 graduation. Working currently with several clients including ABC Coffee, where created custom theme and logo for existing WordPress site. <text:s/>Improved traffic 40%.</text:span></text:p>
      <text:p text:style-name="P1"><text:span text:style-name="T5">In previous position as retail clerk awarded for perfect attendance and employee of the month 3 times. <text:s/>Trained new employees and was frequently chosen to lead inventory sessions.</text:span></text:p>
      <text:p text:style-name="P2"><text:span text:style-name="T6">transitioning - retooling to web from print career</text:span></text:p>
      <text:p text:style-name="P1"><text:span text:style-name="T5">objective - Jr. Web Developer at XYZ corporation. 6 years digital graphics and printing experience currently retooling with a web focus. <text:s/>Current clients include ABC Coffee, where built HTML5 design for custom web application now generating income via an integrated shopping cart system.</text:span></text:p>
      <text:p text:style-name="P1"><text:soft-page-break/><text:span text:style-name="T5">Interested in challenging HTML5 and CSS3 projects where responsive design principles are applied to well worn web applications.</text:span></text:p>
      <text:p text:style-name="P2"><text:span text:style-name="T6">experienced (programming) - not fully web</text:span></text:p>
      <text:p text:style-name="P1"><text:span text:style-name="T6">objective</text:span><text:span text:style-name="T5"> - Web Developer at XYZ corporation. <text:s/>10 years programming experience building web facing applications in a mainframe environment using Java. Lead developer in several high profile projects including billing recovery system that found 10 million dollars of unbilled assets. <text:s/></text:span></text:p>
      <text:p text:style-name="P1"><text:span text:style-name="T5">Primary focus now building web applications and installing and configuring web CMS systems such as Drupal and WordPress. <text:s/>Interested in large scale projects pointed at revenue generation and reclamation.</text:span></text:p>
      <text:p text:style-name="P2"><text:span text:style-name="T7">Skills</text:span></text:p>
      <text:p text:style-name="P1"><text:span text:style-name="T4">Skills Section, with Rating:</text:span><text:span text:style-name="T3"> <text:s/>The skills section of your resume is used to filter whether or not a particular skill that is required for a job shows up somewhere on your resume. <text:s/>The resumes that sport these acronyms and terms are potentially reviewed and the ones that do not have the appropriate items may never be seen.</text:span></text:p>
      <text:p text:style-name="P1"><text:span text:style-name="T3">The danger with putting an alphabet soup of acronyms is it obscures skills in which you excel most. <text:s/>To counteract this, lately it’s been advised to self identify the areas in which you are strongest. One way to do that is to identify which skills you possess, but also to identify which of them are your strongest suit. <text:s/>For examp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3">jQuery ★ ★ ★ ★ ★</text:span></text:p>
            <text:p text:style-name="P4"><text:span text:style-name="T3">PHP ★ ★ ★ ★ ★</text:span></text:p>
          </table:table-cell>
          <table:table-cell table:style-name="Table1.A1" office:value-type="string">
            <text:p text:style-name="P4"><text:span text:style-name="T3">xHTML ★ ★ ★ ★</text:span></text:p>
            <text:p text:style-name="P4"><text:span text:style-name="T3">CSS ★ ★ ★ ★</text:span></text:p>
          </table:table-cell>
          <table:table-cell table:style-name="Table1.A1" office:value-type="string">
            <text:p text:style-name="P4"><text:span text:style-name="T3">MySQL ★ ★ ★</text:span></text:p>
            <text:p text:style-name="P4"><text:span text:style-name="T3">JavaScript ★ ★ ★ <text:s/></text:span></text:p>
          </table:table-cell>
        </table:table-row>
      </table:table>
      <text:p text:style-name="P1"><text:span text:style-name="T4">Transferable Skills: </text:span><text:span text:style-name="T3">Make sure the employer can see what value you can bring to their company by making your skills clear if it’s not obvious. <text:s/>Any skill that could potentially be used in several industries (and potentially in your future employer’s company) are called transferable skills as they can transfer to be useful for the employer. <text:s/>Transferable skills include:</text:span></text:p>
      <text:list xml:id="list3809286397" text:style-name="WWNum1">
        <text:list-item>
          <text:p text:style-name="P5"><text:span text:style-name="T3">Ability to work in a high volume work environment</text:span></text:p>
        </text:list-item>
        <text:list-item>
          <text:p text:style-name="P5"><text:span text:style-name="T3">Training</text:span></text:p>
        </text:list-item>
        <text:list-item>
          <text:p text:style-name="P5"><text:span text:style-name="T3">Typing/dictation WPM</text:span></text:p>
        </text:list-item>
        <text:list-item>
          <text:p text:style-name="P5"><text:span text:style-name="T3">Notetaking, meeting minutes production</text:span></text:p>
        </text:list-item>
        <text:list-item>
          <text:p text:style-name="P5"><text:span text:style-name="T3">Special Assignments or responsibilities</text:span></text:p>
        </text:list-item>
        <text:list-item>
          <text:p text:style-name="P5"><text:span text:style-name="T3">Presentations</text:span></text:p>
        </text:list-item>
        <text:list-item>
          <text:p text:style-name="P5"><text:span text:style-name="T3">Customer commendations</text:span></text:p>
        </text:list-item>
        <text:list-item>
          <text:p text:style-name="P5"><text:span text:style-name="T3">Managing others or projects</text:span></text:p>
        </text:list-item>
        <text:list-item>
          <text:p text:style-name="P5"><text:span text:style-name="T3">Multi-language skills</text:span></text:p>
        </text:list-item>
      </text:list>
      <text:p text:style-name="P2"><text:span text:style-name="T7">Employment/Experience</text:span></text:p>
      <text:p text:style-name="P1"><text:span text:style-name="T4">Employment/Experience Does Not Need To Be Paid: </text:span><text:span text:style-name="T3">Work is work is work. <text:s/>Don’t belittle your own experience or the aspirations of a startup company you worked for - any web related work you have done </text:span><text:span text:style-name="T4">for another person, business or organizational entity</text:span><text:span text:style-name="T3"> is worth showing on a resume.</text:span></text:p>
      <text:p text:style-name="P1"><text:span text:style-name="T4">3 Bullet Points Per Employer/Experience: </text:span><text:span text:style-name="T3">The people who read your resume will not read 14 bullet points or a dense paragraph detailing all of your job duties in a previous position. <text:s/>Make it easy for the person who reads your resume by pulling out the 3 most impressive accomplishments that are transferable to your desired position.</text:span></text:p>
      <text:p text:style-name="P1"><text:span text:style-name="T4">Employment History with Issue/Approach/Outcome Focus:</text:span><text:span text:style-name="T3"> When you build your bullet points to identify accomplishments with in a previous position for example:</text:span></text:p>
      <text:p text:style-name="P2"><text:span text:style-name="T3">issue - approach - outcome</text:span></text:p>
      <text:p text:style-name="P2"><text:span text:style-name="T3">* Responsible for UNIX software applications</text:span></text:p>
      <text:p text:style-name="P2"><text:span text:style-name="T3">vs</text:span></text:p>
      <text:p text:style-name="P2"><text:span text:style-name="T3">* </text:span><text:span text:style-name="T4">Consulted management on UNIX based applications for multi-user groups for up to 90 users across 20 applications and improved efficiency of operations by 20%</text:span></text:p>
      <text:p text:style-name="P1"><text:soft-page-break/><text:span text:style-name="T4">Use Numbers 40% of the Time: </text:span><text:span text:style-name="T3">Using numbers to identify accomplishments is an uncanny visual trick. <text:s/>Use it!! <text:s/>If you need to approximate, do so. <text:s/>When working with a web client, identify via the server logs and/or google webmaster tools the traffic patterns of the client. <text:s/>This way it should be easy to show an improvement. <text:s/>Use percentages if necessary!</text:span></text:p>
      <text:p text:style-name="P1"><text:span text:style-name="T4">Use Each Employment/Experience to Display a </text:span><text:span text:style-name="T8">DIFFERENT</text:span><text:span text:style-name="T4"> Facet of What You Offer: </text:span><text:span text:style-name="T3">Your employment/experience section is your chance to show what you can do for a prospective employer by what you accomplished for another. <text:s/>Therefore focus on accomplishments not obligations on your experience items. If you did the same things for 3 different employers, use each to highlight a different facet of what you can do! <text:s/></text:span><text:span text:style-name="T4">DON’T REPEAT the same bullet points for each employer!</text:span></text:p>
      <text:p text:style-name="P1"><text:span text:style-name="T4">Bring Out The Web Focus:</text:span><text:span text:style-name="T3"> If anything you were doing in a previous position had a web focus </text:span><text:span text:style-name="T4">of any kind</text:span><text:span text:style-name="T3">, for example if you made images that were used on the company website or perhaps you wrote an article that was used on the web, be sure this shows up on your resume!!</text:span></text:p>
      <text:p text:style-name="P2"><text:span text:style-name="T7">Resume Dos &amp; Donts</text:span></text:p>
      <text:list xml:id="list3786805715" text:style-name="WWNum3">
        <text:list-item>
          <text:p text:style-name="P6"><text:span text:style-name="T3">check spelling - run a spell check program <text:s/>- watch for technology spelling/case - be prefeKt!</text:span></text:p>
        </text:list-item>
        <text:list-item>
          <text:p text:style-name="P6"><text:span text:style-name="T3">tense - past jobs all in past, present all in present tense</text:span></text:p>
        </text:list-item>
        <text:list-item>
          <text:p text:style-name="P6"><text:span text:style-name="T3">start with action verbs - they reward the reader</text:span></text:p>
        </text:list-item>
        <text:list-item>
          <text:p text:style-name="P6"><text:span text:style-name="T3">be brief - use word to make the shortest sentence possible - make sure they see the most important points!</text:span></text:p>
        </text:list-item>
        <text:list-item>
          <text:p text:style-name="P6"><text:span text:style-name="T3">Use bullet points on your employment/experience - they stand out!</text:span></text:p>
        </text:list-item>
        <text:list-item>
          <text:p text:style-name="P6"><text:span text:style-name="T3">sound 'enthusiastic' not "responsible for" - "we hire happy people!"</text:span></text:p>
        </text:list-item>
        <text:list-item>
          <text:p text:style-name="P6"><text:span text:style-name="T3">Work is work - volunteer/intern work need not be identified</text:span></text:p>
        </text:list-item>
        <text:list-item>
          <text:p text:style-name="P6"><text:span text:style-name="T3">no girl-scouting - demonstrate instead of proclaim</text:span></text:p>
        </text:list-item>
        <text:list-item>
          <text:p text:style-name="P6"><text:span text:style-name="T3">Use numbers 40% of the time - it's more visually appealing!</text:span></text:p>
        </text:list-item>
        <text:list-item>
          <text:p text:style-name="P6"><text:span text:style-name="T3">no grades - dean's list only</text:span></text:p>
        </text:list-item>
        <text:list-item>
          <text:p text:style-name="P6"><text:span text:style-name="T3">make dates work in your favor - use years if there are gaps</text:span></text:p>
        </text:list-item>
        <text:list-item>
          <text:p text:style-name="P6"><text:span text:style-name="T3">use their words - tailor to their website and job ad</text:span></text:p>
        </text:list-item>
        <text:list-item>
          <text:p text:style-name="P6"><text:span text:style-name="T3">highlight your accomplishments/capabilities not everyday drudgery</text:span></text:p>
        </text:list-item>
        <text:list-item>
          <text:p text:style-name="P6"><text:span text:style-name="T3">Don’t let the frame overshadow the picture - make sure the style of your resume is not tooo stylish!!</text:span></text:p>
        </text:list-item>
        <text:list-item>
          <text:p text:style-name="P6"><text:span text:style-name="T3">your resume documents how you are the solution to your employers problems, NOT your job history!</text:span></text:p>
        </text:list-item>
        <text:list-item>
          <text:p text:style-name="P6"><text:span text:style-name="T3">Don’t forget to add certifications, licenses, organizations, user groups and awards!</text:span></text:p>
        </text:list-item>
      </text:list>
      <text:p text:style-name="P1"><text:span text:style-name="T6">Things (tactics and context) not to forget:</text:span></text:p>
      <text:list xml:id="list2898552183" text:style-name="WWNum2">
        <text:list-item>
          <text:p text:style-name="P7"><text:span text:style-name="T3">resumes are scanned and rarely read</text:span></text:p>
        </text:list-item>
        <text:list-item>
          <text:p text:style-name="P7"><text:span text:style-name="T3">resumes provide talking points for you and hiring personnel in an interview</text:span></text:p>
        </text:list-item>
        <text:list-item>
          <text:p text:style-name="P7"><text:span text:style-name="T3">resumes provide talking points for others who wish to promote you as a candidate</text:span></text:p>
        </text:list-item>
        <text:list-item>
          <text:p text:style-name="P7"><text:span text:style-name="T3">cover letters are more likely to be read, once the resume makes the short stack - therefore it can be said it's the cover letter that gets you the interview</text:span></text:p>
        </text:list-item>
        <text:list-item>
          <text:p text:style-name="P7"><text:span text:style-name="T3">Use words found on the job description or on the company website</text:span></text:p>
        </text:list-item>
        <text:list-item>
          <text:p text:style-name="P7"><text:soft-page-break/><text:span text:style-name="T3">tailor your resume for each job - never use a generic resume to apply for a job</text:span></text:p>
        </text:list-item>
        <text:list-item>
          <text:p text:style-name="P7"><text:span text:style-name="T3">describe when necessary - don't assume others know your business</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4" meta:paragraph-count="83" meta:word-count="1830" meta:character-count="10707" meta:non-whitespace-character-count="8941"/>
    <meta:generator>LibreOfficeDev/6.0.5.2$Linux_X86_64 LibreOffice_project/</meta:generator>
  </office:meta>
</office:document-meta>
</file>